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TML_20_Preformatted">
      <style:text-properties style:font-name="Arial" fo:font-size="12pt" fo:language="none" fo:country="none" style:font-size-asian="12pt" style:language-asian="none" style:country-asian="none" style:font-name-complex="Arial"/>
    </style:style>
    <style:style style:name="P2" style:family="paragraph" style:parent-style-name="HTML_20_Preformatted">
      <style:text-properties style:font-name="Arial" fo:font-size="12pt" style:font-size-asian="12pt" style:font-name-complex="Arial"/>
    </style:style>
    <style:style style:name="P3" style:family="paragraph" style:parent-style-name="HTML_20_Preformatted">
      <style:paragraph-properties fo:text-align="center" style:justify-single-word="false"/>
      <style:text-properties style:font-name="Arial" fo:font-size="12pt" style:font-size-asian="12pt" style:font-name-complex="Arial"/>
    </style:style>
    <style:style style:name="P4" style:family="paragraph" style:parent-style-name="HTML_20_Preformatted">
      <style:text-properties style:font-name="Arial" style:font-name-complex="Arial"/>
    </style:style>
    <style:style style:name="P5" style:family="paragraph" style:parent-style-name="HTML_20_Preformatte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HTML_20_Preformatted">
      <style:paragraph-properties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996cm"/>
          <style:tab-stop style:position="9.694cm"/>
          <style:tab-stop style:position="9.869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style:font-name-complex="Arial"/>
    </style:style>
    <style:style style:name="P7" style:family="paragraph" style:parent-style-name="HTML_20_Preformatted">
      <style:paragraph-properties fo:text-align="center" style:justify-single-word="false" fo:padding-left="0.141cm" fo:padding-right="0.141cm" fo:padding-top="0.035cm" fo:padding-bottom="0.035cm" fo:border="0.51pt solid #000000" style:shadow="#000000 0.159cm 0.159cm"/>
      <style:text-properties style:font-name="Arial" fo:font-size="12pt" style:font-size-asian="12pt" style:font-name-complex="Arial"/>
    </style:style>
    <style:style style:name="P8" style:family="paragraph" style:parent-style-name="HTML_20_Preformatted">
      <style:paragraph-properties fo:padding-left="0.141cm" fo:padding-right="0.141cm" fo:padding-top="0.035cm" fo:padding-bottom="0.035cm" fo:border="0.51pt solid #000000" style:shadow="#000000 0.159cm 0.159cm"/>
      <style:text-properties fo:font-size="14pt" style:font-size-asian="14pt" style:font-size-complex="14pt"/>
    </style:style>
    <style:style style:name="P9" style:family="paragraph" style:parent-style-name="HTML_20_Preformatted">
      <style:paragraph-properties fo:text-align="center" style:justify-single-word="false" fo:padding-left="0.141cm" fo:padding-right="0.141cm" fo:padding-top="0.035cm" fo:padding-bottom="0.035cm" fo:border="0.51pt solid #000000" style:shadow="#000000 0.159cm 0.159cm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0" style:family="paragraph" style:parent-style-name="HTML_20_Preformatted">
      <style:paragraph-properties fo:text-align="center" style:justify-single-word="false" fo:padding-left="0.141cm" fo:padding-right="0.141cm" fo:padding-top="0.035cm" fo:padding-bottom="0.035cm" fo:border="0.51pt solid #000000" style:shadow="#000000 0.159cm 0.159cm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HTML_20_Preformatted">
      <style:paragraph-properties fo:margin-top="0cm" fo:margin-bottom="0.212cm"/>
      <style:text-properties style:font-name="Arial" fo:font-size="12pt" style:font-size-asian="12pt" style:font-name-complex="Arial"/>
    </style:style>
    <style:style style:name="P12" style:family="paragraph" style:parent-style-name="HTML_20_Preformatted" style:master-page-name="Standard">
      <style:paragraph-properties style:page-number="auto"/>
      <style:text-properties style:font-name="Arial" fo:font-size="12pt" fo:language="none" fo:country="none" style:font-size-asian="12pt" style:language-asian="none" style:country-asian="none" style:font-name-complex="Arial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fo:font-variant="normal" fo:text-transform="none" fo:color="#333333" style:font-name="Times New Roman" fo:letter-spacing="normal" fo:font-style="normal" fo:font-weight="normal" style:font-style-asian="normal" style:font-weight-asian="normal" style:font-name-complex="Times New Roman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ragraph" fo:background-color="#ffffff" style:background-transparency="100%" fo:padding="0.026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rame1" text:anchor-type="char" svg:x="2.54cm" svg:y="2.223cm" svg:width="11.001cm" svg:height="6.496cm" draw:z-index="0"><draw:text-box><text:p text:style-name="HTML_20_Preformatted"/></draw:text-box></draw:frame></text:p>
      <text:p text:style-name="P1"><draw:frame draw:style-name="fr2" draw:name="Frame2" text:anchor-type="char" svg:x="0cm" svg:y="3.493cm" svg:width="15.554cm" svg:height="9.204cm" draw:z-index="1"><draw:text-box><text:p text:style-name="P7"/><text:p text:style-name="P7"/><text:p text:style-name="P7"/><text:p text:style-name="P7"/><text:p text:style-name="P9">CERTIFICATE OF AUTHORSHIP</text:p><text:p text:style-name="P10"/><text:p text:style-name="P8"><text:span text:style-name="T1">We hereby certify that this submission </text:span><text:span text:style-name="T2">090638-090707-081279-092635-midterms.zip</text:span><text:span text:style-name="T1"> abides by the principles stipulated in the DISCS’ Academic Integrity Policy document. We further certify that we are the authors of this program/ project/ report/ paper and that any assistance we received in its preparation is fully acknowledged and disclosed in the documentation. <text:s/>We have also cited all sources from which we obtained data, ideas, or words that are directly copied or paraphrased in this document. <text:s/>Sources are properly credited according to accepted standards for professional publication. <text:s/></text:span></text:p></draw:text-box></draw:frame></text:p>
      <text:p text:style-name="P3"/>
      <text:p text:style-name="P3">___________________<text:tab/><text:tab/>___________________</text:p>
      <text:p text:style-name="P6">April Ann Canlas<text:tab/><text:tab/><text:tab/> <text:s text:c="4"/>Pyke Castillo</text:p>
      <text:p text:style-name="P4"/>
      <text:p text:style-name="P4"/>
      <text:p text:style-name="P4"/>
      <text:p text:style-name="P3">___________________<text:tab/><text:tab/>___________________</text:p>
      <text:p text:style-name="P5">Nico Dumdum<text:tab/><text:tab/> <text:tab/> <text:s text:c="4"/>JR Novales</text:p>
      <text:p text:style-name="P4"/>
      <text:p text:style-name="P4"/>
      <text:p text:style-name="P2"/>
      <text:p text:style-name="P2"/>
      <text:p text:style-name="P2"/>
      <text:p text:style-name="P2"/>
      <text:p text:style-name="P11">Submitted to: Raphael Alampay</text:p>
      <text:p text:style-name="P11">Date of Submission: August 28, 2012</text:p>
      <text:p text:style-name="P2">As required in: CS 119.2 - ESP<text:line-break/>Sourc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Lohit Hindi2" svg:font-family="'Lohit Hindi'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ackground-color="#ffffff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ents’ names and signatures:</dc:title>
    <meta:initial-creator>Ariel A. Maguyon</meta:initial-creator>
    <meta:creation-date>2010-06-08T13:57:00</meta:creation-date>
    <dc:creator>ac </dc:creator>
    <dc:date>2012-08-28T14:17:39</dc:date>
    <meta:editing-cycles>2</meta:editing-cycles>
    <meta:editing-duration>P23DT22H11M8S</meta:editing-duration>
    <meta:document-statistic meta:table-count="0" meta:image-count="0" meta:object-count="0" meta:page-count="1" meta:paragraph-count="9" meta:word-count="118" meta:character-count="866" meta:non-whitespace-character-count="736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